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바탕1" svg:font-family="바탕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rsid="00117bc2" officeooo:paragraph-rsid="00117bc2"/>
    </style:style>
    <style:style style:name="P3" style:family="paragraph" style:parent-style-name="Standard">
      <style:text-properties style:text-position="0% 100%" officeooo:rsid="00117bc2" officeooo:paragraph-rsid="00117bc2"/>
    </style:style>
    <style:style style:name="P4" style:family="paragraph" style:parent-style-name="Standard">
      <style:text-properties style:text-position="0% 100%" officeooo:rsid="001377ff" officeooo:paragraph-rsid="001377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바탕1" style:font-name-asian="바탕1" style:font-name-complex="바탕1"/>
    </style:style>
    <style:style style:name="T3" style:family="text">
      <style:text-properties style:font-name="바탕1" officeooo:rsid="00117bc2" style:font-name-asian="바탕1" style:font-name-complex="바탕1"/>
    </style:style>
    <style:style style:name="T4" style:family="text">
      <style:text-properties style:font-name="바탕1" officeooo:rsid="001377ff" style:font-name-asian="바탕1" style:font-name-complex="바탕1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="바탕1" style:font-name-asian="바탕1" style:font-name-complex="바탕1"/>
    </style:style>
    <style:style style:name="T7" style:family="text">
      <style:text-properties style:text-position="sub 58%" style:font-name="바탕1" officeooo:rsid="001377ff" style:font-name-asian="바탕1" style:font-name-complex="바탕1"/>
    </style:style>
    <style:style style:name="T8" style:family="text">
      <style:text-properties style:text-position="sub 58%" style:font-name="바탕1" officeooo:rsid="00117bc2" style:font-name-asian="바탕1" style:font-name-complex="바탕1"/>
    </style:style>
    <style:style style:name="T9" style:family="text">
      <style:text-properties style:text-position="0% 100%" style:font-name="바탕1" style:font-name-asian="바탕1" style:font-name-complex="바탕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정수론 제 3강 : 산술의 기본 정리</text:p>
      <text:p text:style-name="Standard">정리한 사람: 쑤튜브</text:p>
      <text:p text:style-name="Standard"/>
      <text:p text:style-name="Standard">*산술의 기본정리(정수론의 기본정리, 소인수분해의 유일성 정리)</text:p>
      <text:p text:style-name="Standard">2이상인 모든 정수는 소수들의 곱으로 표현가능하고,</text:p>
      <text:p text:style-name="Standard">그 형태는 순서를 무시하면 유일하다(<text:span text:style-name="기본_20_단락_20_글꼴"><text:span text:style-name="T1">숫자들의 종류와 개수로 볼 때</text:span></text:span>).</text:p>
      <text:p text:style-name="Standard">ex) 12 = 2*2*3</text:p>
      <text:p text:style-name="Standard"/>
      <text:p text:style-name="Standard">*증명의 필요성</text:p>
      <text:p text:style-name="Standard">짝수 집합, 2Z={2*a|a<text:span text:style-name="T3">∈Z}</text:span></text:p>
      <text:p text:style-name="P2"><text:span text:style-name="T2">짝수 집합에서 약수란? a,b∈2Z(a≠0) ∃k∈2Z such that b=ak.</text:span></text:p>
      <text:p text:style-name="P2"><text:span text:style-name="T2">짝수 집합에서 소수란? 1과 자기자신만을 약수로 갖는 수?</text:span></text:p>
      <text:p text:style-name="P2"><text:span text:style-name="T2">6은 소수다.</text:span></text:p>
      <text:p text:style-name="P2"><text:span text:style-name="T2">36 = 2*18 = 6*6 (소인수분해가 유일하지 않다)</text:span></text:p>
      <text:p text:style-name="P2"><text:span text:style-name="T2"/></text:p>
      <text:p text:style-name="P2"><text:span text:style-name="T2">*소인수 분해의 유일성 정리 존재성 증명</text:span></text:p>
      <text:p text:style-name="P2"><text:span text:style-name="T2">(2 이상인 모든 정수는 소수들의 곱으로 표현가능하다)</text:span></text:p>
      <text:p text:style-name="P2"><text:span text:style-name="T2">pf) 재귀적인 증명</text:span></text:p>
      <text:p text:style-name="P2"><text:span text:style-name="T2">n을 2 이상의 임의의 정수라고 가정하자.</text:span></text:p>
      <text:p text:style-name="P2"><text:span text:style-name="T2">1)n이 소수라면 n=n이라서 증명 끝.</text:span></text:p>
      <text:p text:style-name="P2"><text:span text:style-name="T2">2)n이 합성수라면 n의 약수를 크기 순서대로 나열을 하자.</text:span></text:p>
      <text:p text:style-name="P2"><text:span text:style-name="T2">1, a1,a2,…</text:span><text:span text:style-name="T9">,n</text:span></text:p>
      <text:p text:style-name="P2"><text:span text:style-name="T9">이때, a</text:span><text:span text:style-name="T6">1</text:span><text:span text:style-name="T9">은 소수일 수 밖에 없다.</text:span></text:p>
      <text:p text:style-name="P2"><text:span text:style-name="T9">만약 a</text:span><text:span text:style-name="T6">1</text:span><text:span text:style-name="T9">이 소수가 아니라고 가정하면, p|a</text:span><text:span text:style-name="T6">1</text:span><text:span text:style-name="T9">인 정수 P가 존재하며, P|n이기도 하므로,</text:span></text:p>
      <text:p text:style-name="P2"><text:span text:style-name="T9">P는 n의 약수이다. 이때, P는 a</text:span><text:span text:style-name="T6">1</text:span><text:span text:style-name="T9">보다 작으면서 1도 아니므로, a</text:span><text:span text:style-name="T6">1</text:span><text:span text:style-name="T9">이 1을 제외한 가장 작은 n의 약수라는 것에 모순이다.</text:span></text:p>
      <text:p text:style-name="P2"><text:span text:style-name="T9">따라서 n=a</text:span><text:span text:style-name="T6">1</text:span><text:span text:style-name="T9">n</text:span><text:span text:style-name="T6">1</text:span></text:p>
      <text:p text:style-name="P3"><text:span text:style-name="T2">이때, n</text:span><text:span text:style-name="T6">1</text:span><text:span text:style-name="T2">가 소수이면 증명 끝. 아니라면 합성수라고 가정하고, 같은 방법으로 n</text:span><text:span text:style-name="T6">1</text:span><text:span text:style-name="T2">=a</text:span><text:span text:style-name="T6">2</text:span><text:span text:style-name="T2">n</text:span><text:span text:style-name="T6">2</text:span><text:span text:style-name="T2">이다.</text:span></text:p>
      <text:p text:style-name="P3"><text:span text:style-name="T2">그런데 잘 보면, n</text:span><text:span text:style-name="T6">k</text:span><text:span text:style-name="T2">들은 계속 작아지고 있다. 자연수는 무한히 작아질 수 없으므로 언젠간 멈출 수 밖에 없고, 따라서 n=a</text:span><text:span text:style-name="T6">1</text:span><text:span text:style-name="T2">a</text:span><text:span text:style-name="T6">2</text:span><text:span text:style-name="T2">a</text:span><text:span text:style-name="T6">3</text:span><text:span text:style-name="T2">...a</text:span><text:span text:style-name="T6">k</text:span><text:span text:style-name="T2">n</text:span><text:span text:style-name="T6">k</text:span><text:span text:style-name="T2">로 나타낼 수 있는 것이다.</text:span></text:p>
      <text:p text:style-name="P3"><text:span text:style-name="T2"/></text:p>
      <text:p text:style-name="P3"><text:span text:style-name="T2">pf)귀납적인 증명</text:span></text:p>
      <text:p text:style-name="P3"><text:span text:style-name="T2">n=2 가능</text:span></text:p>
      <text:p text:style-name="P3"><text:span text:style-name="T2">n=3 가능</text:span></text:p>
      <text:p text:style-name="P3"><text:span text:style-name="T2">n=4= 2*2 가능</text:span></text:p>
      <text:p text:style-name="P3"><text:span text:style-name="T2">…</text:span></text:p>
      <text:p text:style-name="P3"><text:span text:style-name="T2">n = k 가능하다고 가정하자.</text:span></text:p>
      <text:p text:style-name="P3"><text:span text:style-name="T2">이때 k+1이 소수라면 증명 끝.</text:span></text:p>
      <text:p text:style-name="P3"><text:span text:style-name="T2">아니라면, k+1=ab </text:span></text:p>
      <text:p text:style-name="P3"><text:span text:style-name="T2">a&lt;k+1, b&lt;k+1 이므로 a≤k, b≤k이다.</text:span></text:p>
      <text:p text:style-name="P3"><text:span text:style-name="T2">따라서 a,b는 모두 소수들의 곱으로 표현가능하다.</text:span></text:p>
      <text:p text:style-name="P3"><text:span text:style-name="T2">a = p</text:span><text:span text:style-name="T6">1</text:span><text:span text:style-name="T2">p</text:span><text:span text:style-name="T6">2</text:span><text:span text:style-name="T2">p</text:span><text:span text:style-name="T6">3</text:span><text:span text:style-name="T2">...p</text:span><text:span text:style-name="T6">m</text:span></text:p>
      <text:p text:style-name="P3"><text:span text:style-name="T2">b = q</text:span><text:span text:style-name="T6">1</text:span><text:span text:style-name="T2">q</text:span><text:span text:style-name="T7">2</text:span><text:span text:style-name="T4">q</text:span><text:span text:style-name="T7">3</text:span><text:span text:style-name="T4">...q</text:span><text:span text:style-name="T7">i</text:span></text:p>
      <text:p text:style-name="P4"><text:span text:style-name="T2">k+1=ab=</text:span><text:span text:style-name="T3">p</text:span><text:span text:style-name="T8">1</text:span><text:span text:style-name="T3">p</text:span><text:span text:style-name="T8">2</text:span><text:span text:style-name="T3">p</text:span><text:span text:style-name="T8">3</text:span><text:span text:style-name="T3">...p</text:span><text:span text:style-name="T8">m</text:span><text:span text:style-name="T3">q</text:span><text:span text:style-name="T8">1</text:span><text:span text:style-name="T3">q</text:span><text:span text:style-name="T6">2</text:span><text:span text:style-name="T2">q</text:span><text:span text:style-name="T6">3</text:span><text:span text:style-name="T2">...q</text:span><text:span text:style-name="T6">i</text:span><text:span text:style-name="T2">이므로 k+1도 소수들의 곱으로 표현가능하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바탕1" svg:font-family="바탕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바탕" fo:font-size="12pt" fo:letter-spacing="normal" fo:language="en" fo:country="US" fo:font-style="normal" style:text-underline-style="none" fo:font-weight="normal" style:letter-kerning="true" style:font-name-asian="바탕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바탕" fo:font-size="12pt" fo:letter-spacing="normal" fo:language="en" fo:country="US" fo:font-style="normal" style:text-underline-style="none" fo:font-weight="normal" style:letter-kerning="true" fo:background-color="transparent" style:font-name-asian="바탕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hyphenate="fals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기본_20_단락_20_글꼴" style:display-name="기본 단락 글꼴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creation-date>2020-11-02T17:13:00Z</meta:creation-date>
    <dc:date>2020-11-02T18:30:15.852000000</dc:date>
    <meta:editing-cycles>8</meta:editing-cycles>
    <meta:editing-duration>PT29M57S</meta:editing-duration>
    <meta:document-statistic meta:table-count="0" meta:image-count="0" meta:object-count="0" meta:page-count="1" meta:paragraph-count="38" meta:word-count="600" meta:character-count="968" meta:non-whitespace-character-count="787"/>
    <meta:template xlink:type="simple" xlink:actuate="onRequest" xlink:title="" xlink:href="Normal.dotm"/>
  </office:meta>
</office:document-meta>
</file>